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O" text:name="test"/>
      </text:user-field-decls>
      <text:p text:style-name="Standard"><text:user-field-get text:name="test">KO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6-29T09:53:28</meta:creation-date>
    <meta:document-statistic meta:table-count="0" meta:image-count="0" meta:object-count="0" meta:page-count="1" meta:paragraph-count="1" meta:word-count="1" meta:character-count="2"/>
    <dc:date>2011-06-29T09:54:07</dc:date>
    <dc:creator>root </dc:creator>
    <meta:editing-duration>PT41S</meta:editing-duration>
    <meta:editing-cycles>1</meta:editing-cycles>
    <meta:generator>LibreOffice/3.3$Linux LibreOffice_project/330m19$Build-202</meta:generator>
  </office:meta>
</office:document-meta>
</file>